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8mm"/>
    </style:style>
    <style:style style:name="co2" style:family="table-column">
      <style:table-column-properties fo:break-before="auto" style:column-width="16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/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/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/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/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/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/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/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/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/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/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/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/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/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/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/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/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/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/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/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/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 office:value-type="string" calcext:value-type="string">
            <text:p>Android HwResolver</text:p>
          </table:table-cell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 office:value-type="string" calcext:value-type="string">
            <text:p>HwSmartSuggestion</text:p>
          </table:table-cell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/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/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/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/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/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/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/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 office:value-type="string" calcext:value-type="string">
            <text:p>Google Play Music</text:p>
          </table:table-cell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 office:value-type="string" calcext:value-type="string">
            <text:p>NFC Service</text:p>
          </table:table-cell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 office:value-type="string" calcext:value-type="string">
            <text:p>PacProcessor</text:p>
          </table:table-cell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/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 office:value-type="string" calcext:value-type="string">
            <text:p>Google Photos</text:p>
          </table:table-cell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 office:value-type="string" calcext:value-type="string">
            <text:p>Photo Screensavers</text:p>
          </table:table-cell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 office:value-type="string" calcext:value-type="string">
            <text:p>Print Spooler</text:p>
          </table:table-cell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 office:value-type="string" calcext:value-type="string">
            <text:p>Smartcard Service</text:p>
          </table:table-cell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 office:value-type="string" calcext:value-type="string">
            <text:p>SIM Toolkit</text:p>
          </table:table-cell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 office:value-type="string" calcext:value-type="string">
            <text:p>SwiftKey Keyboard</text:p>
          </table:table-cell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 office:value-type="string" calcext:value-type="string">
            <text:p>SwiftKey factory settings</text:p>
          </table:table-cell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 office:value-type="string" calcext:value-type="string">
            <text:p>Android Accessibility Suite</text:p>
          </table:table-cell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 office:value-type="string" calcext:value-type="string">
            <text:p>User Dictionary</text:p>
          </table:table-cell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 office:value-type="string" calcext:value-type="string">
            <text:p>Google Play Movies</text:p>
          </table:table-cell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/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 office:value-type="string" calcext:value-type="string">
            <text:p>Android System WebView</text:p>
          </table:table-cell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package:/system/app/YouTube/YouTube.apk=com.google.android.youtube</text:p>
          </table:table-cell>
        </table:table-row>
        <table:table-row table:style-name="ro1">
          <table:table-cell office:value-type="string" calcext:value-type="string">
            <text:p>Basic Daydreams</text:p>
          </table:table-cell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 office:value-type="string" calcext:value-type="string">
            <text:p>Huawei Backup</text:p>
          </table:table-cell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/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/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/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 office:value-type="string" calcext:value-type="string">
            <text:p>Huawei Phone Clone</text:p>
          </table:table-cell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/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 office:value-type="string" calcext:value-type="string">
            <text:p>Android System</text:p>
          </table:table-cell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/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 office:value-type="string" calcext:value-type="string">
            <text:p>Blocked Numbers Storage</text:p>
          </table:table-cell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 office:value-type="string" calcext:value-type="string">
            <text:p>Claendar Storage</text:p>
          </table:table-cell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 office:value-type="string" calcext:value-type="string">
            <text:p>Call Log Backup/Restore</text:p>
          </table:table-cell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 office:value-type="string" calcext:value-type="string">
            <text:p>Emergency alerts</text:p>
          </table:table-cell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 office:value-type="string" calcext:value-type="string">
            <text:p>ConfigUpdater</text:p>
          </table:table-cell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 office:value-type="string" calcext:value-type="string">
            <text:p>Contacts Storage</text:p>
          </table:table-cell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 office:value-type="string" calcext:value-type="string">
            <text:p>Package Access Helper</text:p>
          </table:table-cell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 office:value-type="string" calcext:value-type="string">
            <text:p>Download Manager</text:p>
          </table:table-cell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/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/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/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/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/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/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/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/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/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/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/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/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/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/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/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/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/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/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/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/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/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/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/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/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/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/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/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/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/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/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/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/>
          <table:table-cell office:value-type="string" calcext:value-type="string">
            <text:p>package:/system/priv-app/WallpaperCropper/WallpaperCropper.apk=com.android.wallpapercrop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5:05:27.96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6:11:52.661000000</dc:date>
    <meta:editing-duration>PT2H2M41S</meta:editing-duration>
    <meta:editing-cycles>83</meta:editing-cycles>
    <meta:generator>LibreOffice/6.1.6.3$Windows_X86_64 LibreOffice_project/5896ab1714085361c45cf540f76f60673dd96a72</meta:generator>
    <meta:document-statistic meta:table-count="1" meta:cell-count="281" meta:object-count="0"/>
  </office:meta>
</office:document-meta>
</file>